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33mm"/>
    </style:style>
    <style:style style:name="co2" style:family="table-column">
      <style:table-column-properties fo:break-before="auto" style:column-width="18.86mm"/>
    </style:style>
    <style:style style:name="co3" style:family="table-column">
      <style:table-column-properties fo:break-before="auto" style:column-width="29.63mm"/>
    </style:style>
    <style:style style:name="co4" style:family="table-column">
      <style:table-column-properties fo:break-before="auto" style:column-width="16.63mm"/>
    </style:style>
    <style:style style:name="co5" style:family="table-column">
      <style:table-column-properties fo:break-before="auto" style:column-width="11.38mm"/>
    </style:style>
    <style:style style:name="co6" style:family="table-column">
      <style:table-column-properties fo:break-before="auto" style:column-width="47.33mm"/>
    </style:style>
    <style:style style:name="co7" style:family="table-column">
      <style:table-column-properties fo:break-before="auto" style:column-width="35.93mm"/>
    </style:style>
    <style:style style:name="co8" style:family="table-column">
      <style:table-column-properties fo:break-before="auto" style:column-width="37.09mm"/>
    </style:style>
    <style:style style:name="co9" style:family="table-column">
      <style:table-column-properties fo:break-before="auto" style:column-width="14.43mm"/>
    </style:style>
    <style:style style:name="co10" style:family="table-column">
      <style:table-column-properties fo:break-before="auto" style:column-width="15.8mm"/>
    </style:style>
    <style:style style:name="co11" style:family="table-column">
      <style:table-column-properties fo:break-before="auto" style:column-width="18.29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2.67mm"/>
    </style:style>
    <style:style style:name="co14" style:family="table-column">
      <style:table-column-properties fo:break-before="auto" style:column-width="53.08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34.55mm"/>
    </style:style>
    <style:style style:name="co17" style:family="table-column">
      <style:table-column-properties fo:break-before="auto" style:column-width="36.48mm"/>
    </style:style>
    <style:style style:name="co18" style:family="table-column">
      <style:table-column-properties fo:break-before="auto" style:column-width="33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NG_OF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imultaneous users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otal_invocation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response time average (ms)</text:p>
          </table:table-cell>
          <table:table-cell office:value-type="string" calcext:value-type="string">
            <text:p>standard_deviation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fail_tax</text:p>
          </table:table-cell>
          <table:table-cell office:value-type="string" calcext:value-type="string">
            <text:p>hi_value</text:p>
          </table:table-cell>
          <table:table-cell office:value-type="string" calcext:value-type="string">
            <text:p>low_val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2578" calcext:value-type="float">
            <text:p>632578</text:p>
          </table:table-cell>
          <table:table-cell table:number-columns-repeated="2"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30.88655</text:p>
          </table:table-cell>
          <table:table-cell office:value-type="string" calcext:value-type="string">
            <text:p>14.25577919510303</text:p>
          </table:table-cell>
          <table:table-cell office:value-type="string" calcext:value-type="string">
            <text:p>2.68527789884732</text:p>
          </table:table-cell>
          <table:table-cell office:value-type="string" calcext:value-type="string">
            <text:p>31.61665438886588</text:p>
          </table:table-cell>
          <table:table-cell office:value-type="string" calcext:value-type="string">
            <text:p>0.0</text:p>
          </table:table-cell>
          <table:table-cell office:value-type="float" office:value="744" calcext:value-type="float">
            <text:p>744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74632" calcext:value-type="float">
            <text:p>674632</text:p>
          </table:table-cell>
          <table:table-cell table:number-columns-repeated="2"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71.3876</text:p>
          </table:table-cell>
          <table:table-cell office:value-type="string" calcext:value-type="string">
            <text:p>39.43876648232698</text:p>
          </table:table-cell>
          <table:table-cell office:value-type="string" calcext:value-type="string">
            <text:p>6.902279027813515</text:p>
          </table:table-cell>
          <table:table-cell office:value-type="string" calcext:value-type="string">
            <text:p>59.29158415254539</text:p>
          </table:table-cell>
          <table:table-cell office:value-type="string" calcext:value-type="string">
            <text:p>0.0</text:p>
          </table:table-cell>
          <table:table-cell office:value-type="float" office:value="831" calcext:value-type="float">
            <text:p>831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23222" calcext:value-type="float">
            <text:p>723222</text:p>
          </table:table-cell>
          <table:table-cell table:number-columns-repeated="2"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18.5962333333333</text:p>
          </table:table-cell>
          <table:table-cell office:value-type="string" calcext:value-type="string">
            <text:p>69.5990048264826</text:p>
          </table:table-cell>
          <table:table-cell office:value-type="string" calcext:value-type="string">
            <text:p>11.251120048281779</text:p>
          </table:table-cell>
          <table:table-cell office:value-type="string" calcext:value-type="string">
            <text:p>82.9620780341306</text:p>
          </table:table-cell>
          <table:table-cell office:value-type="string" calcext:value-type="string">
            <text:p>0.0</text:p>
          </table:table-cell>
          <table:table-cell office:value-type="float" office:value="1093" calcext:value-type="float">
            <text:p>1093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6707" calcext:value-type="float">
            <text:p>786707</text:p>
          </table:table-cell>
          <table:table-cell table:number-columns-repeated="2"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9.0356</text:p>
          </table:table-cell>
          <table:table-cell office:value-type="string" calcext:value-type="string">
            <text:p>127.15267458914566</text:p>
          </table:table-cell>
          <table:table-cell office:value-type="string" calcext:value-type="string">
            <text:p>18.725479870149027</text:p>
          </table:table-cell>
          <table:table-cell office:value-type="string" calcext:value-type="string">
            <text:p>101.68970150259246</text:p>
          </table:table-cell>
          <table:table-cell office:value-type="string" calcext:value-type="string">
            <text:p>0.0</text:p>
          </table:table-cell>
          <table:table-cell office:value-type="float" office:value="1337" calcext:value-type="float">
            <text:p>1337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73128" calcext:value-type="float">
            <text:p>87312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63.47149</text:p>
          </table:table-cell>
          <table:table-cell office:value-type="string" calcext:value-type="string">
            <text:p>155.9240929119274</text:p>
          </table:table-cell>
          <table:table-cell office:value-type="string" calcext:value-type="string">
            <text:p>20.42304067070368</text:p>
          </table:table-cell>
          <table:table-cell office:value-type="string" calcext:value-type="string">
            <text:p>114.53074463308931</text:p>
          </table:table-cell>
          <table:table-cell office:value-type="string" calcext:value-type="string">
            <text:p>0.0</text:p>
          </table:table-cell>
          <table:table-cell office:value-type="float" office:value="2209" calcext:value-type="float">
            <text:p>2209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77242" calcext:value-type="float">
            <text:p>1477242</text:p>
          </table:table-cell>
          <table:table-cell table:number-columns-repeated="2" office:value-type="float" office:value="250000" calcext:value-type="float">
            <text:p>2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2.665152</text:p>
          </table:table-cell>
          <table:table-cell office:value-type="string" calcext:value-type="string">
            <text:p>624.733696390376</text:p>
          </table:table-cell>
          <table:table-cell office:value-type="string" calcext:value-type="string">
            <text:p>46.185391518859504</text:p>
          </table:table-cell>
          <table:table-cell office:value-type="string" calcext:value-type="string">
            <text:p>169.23428930398674</text:p>
          </table:table-cell>
          <table:table-cell office:value-type="string" calcext:value-type="string">
            <text:p>0.0</text:p>
          </table:table-cell>
          <table:table-cell office:value-type="float" office:value="16902" calcext:value-type="float">
            <text:p>16902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77754" calcext:value-type="float">
            <text:p>3077754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37.07141</text:p>
          </table:table-cell>
          <table:table-cell office:value-type="string" calcext:value-type="string">
            <text:p>1173.69361595436</text:p>
          </table:table-cell>
          <table:table-cell office:value-type="string" calcext:value-type="string">
            <text:p>39.96135783277942</text:p>
          </table:table-cell>
          <table:table-cell office:value-type="string" calcext:value-type="string">
            <text:p>162.4561287224385</text:p>
          </table:table-cell>
          <table:table-cell office:value-type="string" calcext:value-type="string">
            <text:p>0.0</text:p>
          </table:table-cell>
          <table:table-cell office:value-type="float" office:value="67678" calcext:value-type="float">
            <text:p>67678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494982" calcext:value-type="float">
            <text:p>4494982</text:p>
          </table:table-cell>
          <table:table-cell table:number-columns-repeated="2"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60.790453333333</text:p>
          </table:table-cell>
          <table:table-cell office:value-type="string" calcext:value-type="string">
            <text:p>1281.4628262693225</text:p>
          </table:table-cell>
          <table:table-cell office:value-type="string" calcext:value-type="string">
            <text:p>29.386021639489428</text:p>
          </table:table-cell>
          <table:table-cell office:value-type="string" calcext:value-type="string">
            <text:p>166.85272599534326</text:p>
          </table:table-cell>
          <table:table-cell office:value-type="string" calcext:value-type="string">
            <text:p>0.0</text:p>
          </table:table-cell>
          <table:table-cell office:value-type="float" office:value="66424" calcext:value-type="float">
            <text:p>66424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000979" calcext:value-type="float">
            <text:p>6000979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71.679507</text:p>
          </table:table-cell>
          <table:table-cell office:value-type="string" calcext:value-type="string">
            <text:p>1371.5765758569742</text:p>
          </table:table-cell>
          <table:table-cell office:value-type="string" calcext:value-type="string">
            <text:p>23.35918665556986</text:p>
          </table:table-cell>
          <table:table-cell office:value-type="string" calcext:value-type="string">
            <text:p>166.6394766587252</text:p>
          </table:table-cell>
          <table:table-cell office:value-type="string" calcext:value-type="string">
            <text:p>0.0</text:p>
          </table:table-cell>
          <table:table-cell office:value-type="float" office:value="70981" calcext:value-type="float">
            <text:p>70981</text:p>
          </table:table-cell>
          <table:table-cell office:value-type="float" office:value="505" calcext:value-type="float">
            <text:p>505</text:p>
          </table:table-cell>
        </table:table-row>
      </table:table>
      <table:table table:name="MNG_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imultaneous users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otal_invocation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response time average (ms)</text:p>
          </table:table-cell>
          <table:table-cell office:value-type="string" calcext:value-type="string">
            <text:p>standard_deviation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fail_tax</text:p>
          </table:table-cell>
          <table:table-cell office:value-type="string" calcext:value-type="string">
            <text:p>hi_value</text:p>
          </table:table-cell>
          <table:table-cell office:value-type="string" calcext:value-type="string">
            <text:p>low_val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5021" calcext:value-type="float">
            <text:p>635021</text:p>
          </table:table-cell>
          <table:table-cell table:number-columns-repeated="2"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33.3422</text:p>
          </table:table-cell>
          <table:table-cell office:value-type="string" calcext:value-type="string">
            <text:p>18.487403505209212</text:p>
          </table:table-cell>
          <table:table-cell office:value-type="string" calcext:value-type="string">
            <text:p>3.4663305294816746</text:p>
          </table:table-cell>
          <table:table-cell office:value-type="string" calcext:value-type="string">
            <text:p>31.495021424488325</text:p>
          </table:table-cell>
          <table:table-cell office:value-type="string" calcext:value-type="string">
            <text:p>0.0</text:p>
          </table:table-cell>
          <table:table-cell office:value-type="float" office:value="768" calcext:value-type="float">
            <text:p>768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78370" calcext:value-type="float">
            <text:p>678370</text:p>
          </table:table-cell>
          <table:table-cell table:number-columns-repeated="2"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74.249925</text:p>
          </table:table-cell>
          <table:table-cell office:value-type="string" calcext:value-type="string">
            <text:p>43.978035588060635</text:p>
          </table:table-cell>
          <table:table-cell office:value-type="string" calcext:value-type="string">
            <text:p>7.658344158784285</text:p>
          </table:table-cell>
          <table:table-cell office:value-type="string" calcext:value-type="string">
            <text:p>58.964871677698014</text:p>
          </table:table-cell>
          <table:table-cell office:value-type="string" calcext:value-type="string">
            <text:p>0.0</text:p>
          </table:table-cell>
          <table:table-cell office:value-type="float" office:value="903" calcext:value-type="float">
            <text:p>903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24799" calcext:value-type="float">
            <text:p>724799</text:p>
          </table:table-cell>
          <table:table-cell table:number-columns-repeated="2"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20.6729833333334</text:p>
          </table:table-cell>
          <table:table-cell office:value-type="string" calcext:value-type="string">
            <text:p>70.8548590449794</text:p>
          </table:table-cell>
          <table:table-cell office:value-type="string" calcext:value-type="string">
            <text:p>11.415811699174071</text:p>
          </table:table-cell>
          <table:table-cell office:value-type="string" calcext:value-type="string">
            <text:p>82.78157116662689</text:p>
          </table:table-cell>
          <table:table-cell office:value-type="string" calcext:value-type="string">
            <text:p>0.0</text:p>
          </table:table-cell>
          <table:table-cell office:value-type="float" office:value="1027" calcext:value-type="float">
            <text:p>1027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8083" calcext:value-type="float">
            <text:p>788083</text:p>
          </table:table-cell>
          <table:table-cell table:number-columns-repeated="2"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0.4186875</text:p>
          </table:table-cell>
          <table:table-cell office:value-type="string" calcext:value-type="string">
            <text:p>128.0418190362825</text:p>
          </table:table-cell>
          <table:table-cell office:value-type="string" calcext:value-type="string">
            <text:p>18.81809265214846</text:p>
          </table:table-cell>
          <table:table-cell office:value-type="string" calcext:value-type="string">
            <text:p>101.51215036994834</text:p>
          </table:table-cell>
          <table:table-cell office:value-type="string" calcext:value-type="string">
            <text:p>0.0</text:p>
          </table:table-cell>
          <table:table-cell office:value-type="float" office:value="1370" calcext:value-type="float">
            <text:p>137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77680" calcext:value-type="float">
            <text:p>877680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67.2715</text:p>
          </table:table-cell>
          <table:table-cell office:value-type="string" calcext:value-type="string">
            <text:p>156.71692655772927</text:p>
          </table:table-cell>
          <table:table-cell office:value-type="string" calcext:value-type="string">
            <text:p>20.42522452062005</text:p>
          </table:table-cell>
          <table:table-cell office:value-type="string" calcext:value-type="string">
            <text:p>113.93674232066357</text:p>
          </table:table-cell>
          <table:table-cell office:value-type="string" calcext:value-type="string">
            <text:p>0.0</text:p>
          </table:table-cell>
          <table:table-cell office:value-type="float" office:value="2212" calcext:value-type="float">
            <text:p>2212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789010" calcext:value-type="float">
            <text:p>1789010</text:p>
          </table:table-cell>
          <table:table-cell table:number-columns-repeated="2" office:value-type="float" office:value="250000" calcext:value-type="float">
            <text:p>2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45.5819</text:p>
          </table:table-cell>
          <table:table-cell office:value-type="string" calcext:value-type="string">
            <text:p>1038.2670935470412</text:p>
          </table:table-cell>
          <table:table-cell office:value-type="string" calcext:value-type="string">
            <text:p>63.09422177936214</text:p>
          </table:table-cell>
          <table:table-cell office:value-type="string" calcext:value-type="string">
            <text:p>139.742091995014</text:p>
          </table:table-cell>
          <table:table-cell office:value-type="string" calcext:value-type="string">
            <text:p>0.0</text:p>
          </table:table-cell>
          <table:table-cell office:value-type="float" office:value="64855" calcext:value-type="float">
            <text:p>64855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741845" calcext:value-type="float">
            <text:p>3741845</text:p>
          </table:table-cell>
          <table:table-cell office:value-type="float" office:value="500000" calcext:value-type="float">
            <text:p>500000</text:p>
          </table:table-cell>
          <table:table-cell office:value-type="float" office:value="499998" calcext:value-type="float">
            <text:p>4999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03.8458893835577</text:p>
          </table:table-cell>
          <table:table-cell office:value-type="string" calcext:value-type="string">
            <text:p>1397.4816904254824</text:p>
          </table:table-cell>
          <table:table-cell office:value-type="string" calcext:value-type="string">
            <text:p>38.777509730431994</text:p>
          </table:table-cell>
          <table:table-cell office:value-type="string" calcext:value-type="string">
            <text:p>133.6233863241262</text:p>
          </table:table-cell>
          <table:table-cell office:value-type="string" calcext:value-type="string">
            <text:p>3.9999999999999996E-4</text:p>
          </table:table-cell>
          <table:table-cell office:value-type="float" office:value="128844" calcext:value-type="float">
            <text:p>128844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718637" calcext:value-type="float">
            <text:p>5718637</text:p>
          </table:table-cell>
          <table:table-cell office:value-type="float" office:value="750000" calcext:value-type="float">
            <text:p>750000</text:p>
          </table:table-cell>
          <table:table-cell office:value-type="float" office:value="749982" calcext:value-type="float">
            <text:p>74998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558.11006930833</text:p>
          </table:table-cell>
          <table:table-cell office:value-type="string" calcext:value-type="string">
            <text:p>1798.888607996998</text:p>
          </table:table-cell>
          <table:table-cell office:value-type="string" calcext:value-type="string">
            <text:p>32.36511306118948</text:p>
          </table:table-cell>
          <table:table-cell office:value-type="string" calcext:value-type="string">
            <text:p>131.14698484971157</text:p>
          </table:table-cell>
          <table:table-cell office:value-type="string" calcext:value-type="string">
            <text:p>0.0024000000000000002</text:p>
          </table:table-cell>
          <table:table-cell office:value-type="float" office:value="131227" calcext:value-type="float">
            <text:p>131227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459082" calcext:value-type="float">
            <text:p>745908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99997" calcext:value-type="float">
            <text:p>9999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323.750007250022</text:p>
          </table:table-cell>
          <table:table-cell office:value-type="string" calcext:value-type="string">
            <text:p>1716.7128379934966</text:p>
          </table:table-cell>
          <table:table-cell office:value-type="string" calcext:value-type="string">
            <text:p>23.440352774112526</text:p>
          </table:table-cell>
          <table:table-cell office:value-type="string" calcext:value-type="string">
            <text:p>134.06435269112205</text:p>
          </table:table-cell>
          <table:table-cell office:value-type="string" calcext:value-type="string">
            <text:p>3.0000000000000003E-4</text:p>
          </table:table-cell>
          <table:table-cell office:value-type="float" office:value="132841" calcext:value-type="float">
            <text:p>132841</text:p>
          </table:table-cell>
          <table:table-cell office:value-type="float" office:value="504" calcext:value-type="float">
            <text:p>504</text:p>
          </table:table-cell>
        </table:table-row>
      </table:table>
      <table:table table:name="Graph" table:style-name="ta1">
        <table:shapes>
          <draw:frame draw:z-index="0" draw:style-name="gr1" draw:text-style-name="P1" svg:width="102.01mm" svg:height="76.24mm" svg:x="143.25mm" svg:y="74.9mm">
            <loext:p draw:notify-on-update-of-ranges="Graph.A2:Graph.A10 Graph.B1:Graph.B1 Graph.B2:Graph.B10 Graph.C1:Graph.C1 Graph.C2:Graph.C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simultaneous users</text:p>
          </table:table-cell>
          <table:table-cell office:value-type="string" calcext:value-type="string">
            <text:p>Elasticity disabled</text:p>
          </table:table-cell>
          <table:table-cell office:value-type="string" calcext:value-type="string">
            <text:p>Elasticity enabled</text:p>
          </table:table-cell>
          <table:table-cell table:style-name="ce1" office:value-type="string" calcext:value-type="string">
            <text:p>Rati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0.88655" calcext:value-type="float">
            <text:p>530,88655</text:p>
          </table:table-cell>
          <table:table-cell office:value-type="float" office:value="533.3422" calcext:value-type="float">
            <text:p>533,3422</text:p>
          </table:table-cell>
          <table:table-cell table:formula="of:=([.C2]-[.B2])*100/[.B2]" office:value-type="float" office:value="0.462556453916565" calcext:value-type="float">
            <text:p>0,46255645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71.3876" calcext:value-type="float">
            <text:p>571,3876</text:p>
          </table:table-cell>
          <table:table-cell office:value-type="float" office:value="574.249925" calcext:value-type="float">
            <text:p>574,249925</text:p>
          </table:table-cell>
          <table:table-cell table:formula="of:=([.C3]-[.B3])*100/[.B3]" office:value-type="float" office:value="0.500942792598219" calcext:value-type="float">
            <text:p>0,50094279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8.596233333333" calcext:value-type="float">
            <text:p>618,5962333333</text:p>
          </table:table-cell>
          <table:table-cell office:value-type="float" office:value="620.672983333333" calcext:value-type="float">
            <text:p>620,6729833333</text:p>
          </table:table-cell>
          <table:table-cell table:formula="of:=([.C4]-[.B4])*100/[.B4]" office:value-type="float" office:value="0.335719793961467" calcext:value-type="float">
            <text:p>0,3357197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79.0356" calcext:value-type="float">
            <text:p>679,0356</text:p>
          </table:table-cell>
          <table:table-cell office:value-type="float" office:value="680.4186875" calcext:value-type="float">
            <text:p>680,4186875</text:p>
          </table:table-cell>
          <table:table-cell table:formula="of:=([.C5]-[.B5])*100/[.B5]" office:value-type="float" office:value="0.203684092557148" calcext:value-type="float">
            <text:p>0,20368409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63.47149" calcext:value-type="float">
            <text:p>763,47149</text:p>
          </table:table-cell>
          <table:table-cell office:value-type="float" office:value="767.2715" calcext:value-type="float">
            <text:p>767,2715</text:p>
          </table:table-cell>
          <table:table-cell table:formula="of:=([.C6]-[.B6])*100/[.B6]" office:value-type="float" office:value="0.497727819541753" calcext:value-type="float">
            <text:p>0,497727819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52.665152" calcext:value-type="float">
            <text:p>1352,665152</text:p>
          </table:table-cell>
          <table:table-cell office:value-type="float" office:value="1645.5819" calcext:value-type="float">
            <text:p>1645,5819</text:p>
          </table:table-cell>
          <table:table-cell table:formula="of:=([.C7]-[.B7])*100/[.B7]" office:value-type="float" office:value="21.6547862985088" calcext:value-type="float">
            <text:p>21,65478629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37.07141" calcext:value-type="float">
            <text:p>2937,07141</text:p>
          </table:table-cell>
          <table:table-cell office:value-type="float" office:value="3603.84588938356" calcext:value-type="float">
            <text:p>3603,8458893836</text:p>
          </table:table-cell>
          <table:table-cell table:formula="of:=([.C8]-[.B8])*100/[.B8]" office:value-type="float" office:value="22.7020179731878" calcext:value-type="float">
            <text:p>22,702017973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360.79045333333" calcext:value-type="float">
            <text:p>4360,7904533333</text:p>
          </table:table-cell>
          <table:table-cell office:value-type="float" office:value="5558.11006930833" calcext:value-type="float">
            <text:p>5558,1100693083</text:p>
          </table:table-cell>
          <table:table-cell table:formula="of:=([.C9]-[.B9])*100/[.B9]" office:value-type="float" office:value="27.4564813142944" calcext:value-type="float">
            <text:p>27,456481314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871.679507" calcext:value-type="float">
            <text:p>5871,679507</text:p>
          </table:table-cell>
          <table:table-cell office:value-type="float" office:value="7323.75000725002" calcext:value-type="float">
            <text:p>7323,75000725</text:p>
          </table:table-cell>
          <table:table-cell table:formula="of:=([.C10]-[.B10])*100/[.B10]" office:value-type="float" office:value="24.7300708173686" calcext:value-type="float">
            <text:p>24,73007081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/00/0000</text:date>, <text:time style:data-style-name="N2" text:time-value="09:24:14.82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dc:date>2017-02-24T11:41:26.937000000</dc:date>
    <meta:editing-duration>PT27M33S</meta:editing-duration>
    <meta:editing-cycles>4</meta:editing-cycles>
    <meta:document-statistic meta:table-count="3" meta:cell-count="2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="hatch" draw:fill-color="#000000" draw:fill-hatch-name="Black_20_-45_20_Degrees" draw:fill-hatch-solid="tru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="hatch" draw:fill-color="#ff420e" draw:fill-hatch-name="Black_20_45_20_Degrees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202cm" svg:height="7.625cm" xlink:href=".." xlink:type="simple" chart:class="chart:bar" chart:style-name="ch1">
        <chart:legend svg:x="1.385cm" svg:y="0.289cm" style:legend-expansion="custom" chartooo:width="4.425cm" chartooo:height="0.928cm" style:legend-expansion-aspect-ratio="4.76831896551724" chart:style-name="ch2"/>
        <chart:plot-area chart:style-name="ch3" table:cell-range-address="Graph.A1:Graph.C10" chart:data-source-has-labels="both" svg:x="0.488cm" svg:y="1.362cm" svg:width="9.1cm" svg:height="5.373cm">
          <chartooo:coordinate-region svg:x="1.48cm" svg:y="1.561cm" svg:width="8.108cm" svg:height="4.527cm"/>
          <chart:axis chart:dimension="x" chart:name="primary-x" chart:style-name="ch4" chartooo:axis-type="auto">
            <chartooo:date-scale/>
            <chart:title svg:x="3.446cm" svg:y="6.887cm" chart:style-name="ch5">
              <text:p>Simultaneous clients</text:p>
            </chart:title>
            <chart:categories table:cell-range-address="Graph.A2:Graph.A10"/>
          </chart:axis>
          <chart:axis chart:dimension="y" chart:name="primary-y" chart:style-name="ch6">
            <chart:title svg:x="0cm" svg:y="5.613cm" chart:style-name="ch7">
              <text:p>Response time (ms)</text:p>
            </chart:title>
            <chart:grid chart:style-name="ch8" chart:class="major"/>
          </chart:axis>
          <chart:series chart:style-name="ch9" chart:values-cell-range-address="Graph.B2:Graph.B10" chart:label-cell-address="Graph.B1:Graph.B1" chart:class="chart:bar">
            <chart:data-point chart:repeated="9"/>
          </chart:series>
          <chart:series chart:style-name="ch10" chart:values-cell-range-address="Graph.C2:Graph.C10" chart:label-cell-address="Graph.C1:Graph.C1" chart:class="chart:bar">
            <chart:data-point chart:repeated="8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asticity disabled</text:p>
                <draw:g>
                  <svg:desc>Graph.B1:Graph.B1</svg:desc>
                </draw:g>
              </table:table-cell>
              <table:table-cell office:value-type="string">
                <text:p>Elasticity enabled</text:p>
                <draw:g>
                  <svg:desc>Graph.C1:Graph.C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Graph.A2:Graph.A10</svg:desc>
                </draw:g>
              </table:table-cell>
              <table:table-cell office:value-type="float" office:value="530.88655">
                <text:p>530.88655</text:p>
                <draw:g>
                  <svg:desc>Graph.B2:Graph.B10</svg:desc>
                </draw:g>
              </table:table-cell>
              <table:table-cell office:value-type="float" office:value="533.3422">
                <text:p>533.3422</text:p>
                <draw:g>
                  <svg:desc>Graph.C2:Graph.C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71.3876">
                <text:p>571.3876</text:p>
              </table:table-cell>
              <table:table-cell office:value-type="float" office:value="574.249925">
                <text:p>574.2499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18.596233333333">
                <text:p>618.596233333333</text:p>
              </table:table-cell>
              <table:table-cell office:value-type="float" office:value="620.672983333333">
                <text:p>620.6729833333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79.0356">
                <text:p>679.0356</text:p>
              </table:table-cell>
              <table:table-cell office:value-type="float" office:value="680.4186875">
                <text:p>680.418687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63.47149">
                <text:p>763.47149</text:p>
              </table:table-cell>
              <table:table-cell office:value-type="float" office:value="767.2715">
                <text:p>767.271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352.665152">
                <text:p>1352.665152</text:p>
              </table:table-cell>
              <table:table-cell office:value-type="float" office:value="1645.5819">
                <text:p>1645.581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937.07141">
                <text:p>2937.07141</text:p>
              </table:table-cell>
              <table:table-cell office:value-type="float" office:value="3603.84588938356">
                <text:p>3603.8458893835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4360.79045333333">
                <text:p>4360.79045333333</text:p>
              </table:table-cell>
              <table:table-cell office:value-type="float" office:value="5558.11006930833">
                <text:p>5558.1100693083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871.679507">
                <text:p>5871.679507</text:p>
              </table:table-cell>
              <table:table-cell office:value-type="float" office:value="7323.75000725002">
                <text:p>7323.75000725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</office:styles>
</office:document-styles>
</file>